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iberation Sans" fo:font-size="18pt" fo:font-weight="bold" officeooo:rsid="0084b090" officeooo:paragraph-rsid="0084b09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Liberation Sans" fo:font-size="12pt" fo:font-weight="bold" officeooo:paragraph-rsid="0085d6ec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fo:font-weight="bold" officeooo:paragraph-rsid="0081cf45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Liberation Sans" fo:font-size="12pt" fo:font-weight="normal" officeooo:paragraph-rsid="0011b580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Liberation Sans" fo:font-size="12pt" fo:font-weight="normal" officeooo:rsid="008d50ad" officeooo:paragraph-rsid="008d50a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85d6ec" officeooo:paragraph-rsid="0085d6ec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8bf24a" officeooo:paragraph-rsid="0081cf45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899ab8" officeooo:paragraph-rsid="008bf24a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8d50ad" officeooo:paragraph-rsid="008d50ad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2pt" officeooo:rsid="0081cf45" officeooo:paragraph-rsid="0085d6ec" fo:background-color="transparent" style:font-size-asian="12pt" style:font-size-complex="12pt"/>
    </style:style>
    <style:style style:name="P11" style:family="paragraph" style:parent-style-name="Standard" style:list-style-name="L1">
      <style:paragraph-properties fo:text-align="justify" style:justify-single-word="false"/>
      <style:text-properties style:text-line-through-style="solid" style:text-line-through-type="single" style:font-name="Liberation Sans" fo:font-size="12pt" fo:font-weight="normal" officeooo:rsid="00899ab8" officeooo:paragraph-rsid="0085d6ec" fo:background-color="#ffff00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paragraph-properties fo:text-align="justify" style:justify-single-word="false"/>
      <style:text-properties style:text-line-through-style="solid" style:text-line-through-type="single" style:font-name="Liberation Sans" fo:font-size="12pt" fo:font-weight="normal" officeooo:rsid="008bf24a" officeooo:paragraph-rsid="008bf24a" fo:background-color="#ffff00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rsid="008ddcb8" officeooo:paragraph-rsid="008ddcb8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Liberation Sans" fo:font-size="12pt" fo:font-weight="normal" officeooo:rsid="00899ab8" officeooo:paragraph-rsid="008bf24a" fo:background-color="transparent" style:font-size-asian="12pt" style:font-weight-asian="normal" style:font-size-complex="12pt" style:font-weight-complex="normal"/>
    </style:style>
    <style:style style:name="P15" style:family="paragraph" style:parent-style-name="Standard" style:list-style-name="L3">
      <style:paragraph-properties fo:text-align="justify" style:justify-single-word="false"/>
      <style:text-properties style:font-name="Liberation Sans" fo:font-size="12pt" fo:font-weight="normal" officeooo:rsid="008ddcb8" officeooo:paragraph-rsid="008ddcb8" fo:background-color="transparent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justify" style:justify-single-word="false"/>
      <style:text-properties style:font-name="Liberation Sans" fo:font-size="12pt" fo:font-weight="normal" officeooo:paragraph-rsid="008d50ad" fo:background-color="#ffff00" style:font-size-asian="12pt" style:font-weight-asian="normal" style:font-size-complex="12pt" style:font-weight-complex="normal"/>
    </style:style>
    <style:style style:name="P17" style:family="paragraph" style:parent-style-name="Standard" style:list-style-name="L3">
      <style:paragraph-properties fo:text-align="justify" style:justify-single-word="false"/>
      <style:text-properties style:font-name="Liberation Sans" fo:font-size="12pt" fo:font-weight="normal" officeooo:rsid="008d50ad" officeooo:paragraph-rsid="008d50ad" fo:background-color="#ffff00" style:font-size-asian="12pt" style:font-weight-asian="normal" style:font-size-complex="12pt" style:font-weight-complex="normal"/>
    </style:style>
    <style:style style:name="T1" style:family="text">
      <style:text-properties officeooo:rsid="004d3d69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81cf45" fo:background-color="transparent" loext:char-shading-value="0"/>
    </style:style>
    <style:style style:name="T4" style:family="text">
      <style:text-properties officeooo:rsid="008bf24a" fo:background-color="transparent" loext:char-shading-value="0"/>
    </style:style>
    <style:style style:name="T5" style:family="text">
      <style:text-properties officeooo:rsid="00899ab8" fo:background-color="transparent" loext:char-shading-value="0"/>
    </style:style>
    <style:style style:name="T6" style:family="text">
      <style:text-properties officeooo:rsid="008d50ad" fo:background-color="transparent" loext:char-shading-value="0"/>
    </style:style>
    <style:style style:name="T7" style:family="text">
      <style:text-properties officeooo:rsid="008ddcb8" fo:background-color="transparent" loext:char-shading-value="0"/>
    </style:style>
    <style:style style:name="T8" style:family="text">
      <style:text-properties officeooo:rsid="0011b580"/>
    </style:style>
    <style:style style:name="T9" style:family="text">
      <style:text-properties officeooo:rsid="0074b2fd"/>
    </style:style>
    <style:style style:name="T10" style:family="text">
      <style:text-properties officeooo:rsid="008d50ad"/>
    </style:style>
    <style:style style:name="T11" style:family="text">
      <style:text-properties officeooo:rsid="008d7c15"/>
    </style:style>
    <style:style style:name="T12" style:family="text">
      <style:text-properties officeooo:rsid="008ddcb8"/>
    </style:style>
    <style:style style:name="T13" style:family="text">
      <style:text-properties officeooo:rsid="00899ab8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e concepção do projeto</text:p>
      <text:p text:style-name="P4"/>
      <text:p text:style-name="P4"><text:span text:style-name="T8">Data</text:span><text:span text:style-name="T10"> </text:span><text:span text:style-name="T8">: </text:span><text:span text:style-name="T9">2</text:span><text:span text:style-name="T11">5</text:span><text:span text:style-name="T1">/0</text:span><text:span text:style-name="T9">7</text:span><text:span text:style-name="T1">/2022</text:span></text:p>
      <text:p text:style-name="P5">Data de início do projeto: 25/07/2022</text:p>
      <text:p text:style-name="P5">Data para término do projeto: <text:span text:style-name="T11">31</text:span>/<text:span text:style-name="T11">10</text:span>/2022</text:p>
      <text:p text:style-name="P4"><text:span text:style-name="T8">Versão</text:span><text:span text:style-name="T10">:</text:span><text:span text:style-name="T8"> </text:span><text:span text:style-name="T1">1.</text:span><text:span text:style-name="T11">3</text:span></text:p>
      <text:p text:style-name="P5">Revisado: <text:span text:style-name="T11">14</text:span>/<text:span text:style-name="T11">10</text:span>/2022</text:p>
      <text:p text:style-name="P10"/>
      <text:p text:style-name="P10"/>
      <text:p text:style-name="P2"><text:span text:style-name="T3">1 - </text:span><text:span text:style-name="T4">Quanto custará o projeto:</text:span></text:p>
      <text:p text:style-name="P6"/>
      <text:list xml:id="list1337311814" text:style-name="L1">
        <text:list-item>
          <text:p text:style-name="P11">Custo estimado em 1/5 mês trabalhado R$ 5.250,<text:span text:style-name="T12">00</text:span></text:p>
        </text:list-item>
        <text:list-item>
          <text:p text:style-name="P16"><text:span text:style-name="T13">Custo estimado em </text:span><text:span text:style-name="T10">02</text:span><text:span text:style-name="T13"> mês trabalhado R$ </text:span><text:span text:style-name="T10">7.000,</text:span><text:span text:style-name="T12">00</text:span></text:p>
        </text:list-item>
        <text:list-item>
          <text:p text:style-name="P13"><text:span text:style-name="T6">C</text:span><text:span text:style-name="T2">usto estimado em 03 mês trabalhado R$ 7.080,00</text:span></text:p>
        </text:list-item>
      </text:list>
      <text:p text:style-name="P9"/>
      <text:p text:style-name="P9"/>
      <text:p text:style-name="P3"><text:span text:style-name="T3">2 - Qual </text:span><text:span text:style-name="T4">a base para os custos:</text:span></text:p>
      <text:p text:style-name="P7"/>
      <text:list text:style-name="L2">
        <text:list-item>
          <text:p text:style-name="P14">Salário mensal R$ <text:span text:style-name="T12">2.360,00</text:span></text:p>
        </text:list-item>
      </text:list>
      <text:p text:style-name="P8"/>
      <text:p text:style-name="P8"/>
      <text:p text:style-name="P3"><text:span text:style-name="T3">3 - </text:span><text:span text:style-name="T4">Estimativa de conclusão do projeto:</text:span></text:p>
      <text:p text:style-name="P7"/>
      <text:list xml:id="list3375905975" text:style-name="L3">
        <text:list-item>
          <text:p text:style-name="P12">1/5 mês</text:p>
        </text:list-item>
        <text:list-item>
          <text:p text:style-name="P17">02 meses</text:p>
        </text:list-item>
        <text:list-item>
          <text:p text:style-name="P15">03 meses</text:p>
        </text:list-item>
      </text:list>
      <text:p text:style-name="P9"/>
      <text:p text:style-name="P9"/>
      <text:p text:style-name="P9">Justificativas:</text:p>
      <text:p text:style-name="P9"/>
      <text:p text:style-name="P9">Foram encontrados novos requisitos funcionais no projeto, bem como a alteração do conceito de alguns requisitos funcionais, portanto foram acrescidos <text:span text:style-name="T12">30</text:span> dias a mais ao cronograma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01-01T14:28:30.863048091</meta:creation-date>
    <meta:generator>LibreOffice/7.4.2.3$Windows_X86_64 LibreOffice_project/382eef1f22670f7f4118c8c2dd222ec7ad009daf</meta:generator>
    <meta:editing-cycles>0</meta:editing-cycles>
    <meta:editing-duration>P0D</meta:editing-duration>
    <meta:document-statistic meta:table-count="0" meta:image-count="0" meta:object-count="0" meta:page-count="1" meta:paragraph-count="18" meta:word-count="113" meta:character-count="649" meta:non-whitespace-character-count="561"/>
  </office:meta>
</office:document-meta>
</file>